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Таблица1" style:family="table">
      <style:table-properties style:width="10.054cm" fo:margin-left="8.149cm" fo:margin-top="0cm" fo:margin-bottom="0cm" table:align="left" style:writing-mode="lr-tb"/>
    </style:style>
    <style:style style:name="Таблица1.A" style:family="table-column">
      <style:table-column-properties style:column-width="4.895cm"/>
    </style:style>
    <style:style style:name="Таблица1.B" style:family="table-column">
      <style:table-column-properties style:column-width="5.159cm"/>
    </style:style>
    <style:style style:name="Таблица1.1" style:family="table-row">
      <style:table-row-properties style:min-row-height="0.947cm" fo:keep-together="auto"/>
    </style:style>
    <style:style style:name="Таблица1.A1" style:family="table-cell">
      <style:table-cell-properties fo:padding-left="0.093cm" fo:padding-right="0.097cm" fo:padding-top="0.097cm" fo:padding-bottom="0.097cm" fo:border-left="0.25pt solid #000000" fo:border-right="none" fo:border-top="0.25pt solid #000000" fo:border-bottom="0.25pt solid #000000"/>
    </style:style>
    <style:style style:name="Таблица1.B1" style:family="table-cell">
      <style:table-cell-properties fo:padding-left="0.093cm" fo:padding-right="0.097cm" fo:padding-top="0.097cm" fo:padding-bottom="0.097cm" fo:border="0.25pt solid #000000"/>
    </style:style>
    <style:style style:name="Таблица1.4" style:family="table-row">
      <style:table-row-properties style:min-row-height="0.674cm" fo:keep-together="auto"/>
    </style:style>
    <style:style style:name="Таблица1.5" style:family="table-row">
      <style:table-row-properties style:min-row-height="0.968cm" fo:keep-together="auto"/>
    </style:style>
    <style:style style:name="Таблица1.6" style:family="table-row">
      <style:table-row-properties style:min-row-height="0.268c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c4ba9" officeooo:paragraph-rsid="000c4ba9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c4ba9" officeooo:paragraph-rsid="000c4ba9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8" style:family="paragraph" style:parent-style-name="Standard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P12" style:family="paragraph" style:parent-style-name="Standard">
      <style:text-properties style:font-name="Times New Roman"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weight="normal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weight="normal" style:font-weight-asian="normal" style:font-weight-complex="normal"/>
    </style:style>
    <style:style style:name="P15" style:family="paragraph" style:parent-style-name="Standard">
      <style:text-properties fo:font-variant="normal" fo:text-transform="none" fo:color="#000000" fo:letter-spacing="normal" fo:language="en" fo:country="US" fo:font-style="normal" fo:background-color="#ffffff" style:font-style-asian="normal"/>
    </style:style>
    <style:style style:name="P16" style:family="paragraph" style:parent-style-name="Standard">
      <style:text-properties fo:font-variant="normal" fo:text-transform="none" fo:color="#557799" style:font-name="Times New Roman" fo:font-size="14pt" fo:letter-spacing="normal" fo:language="en" fo:country="US" fo:font-style="normal" fo:font-weight="normal" style:font-size-asian="14pt" style:font-style-asian="normal" style:font-weight-asian="normal" style:font-size-complex="14pt" style:font-weight-complex="normal"/>
    </style:style>
    <style:style style:name="P17" style:family="paragraph" style:parent-style-name="Standard">
      <style:text-properties fo:background-color="#ffffff"/>
    </style:style>
    <style:style style:name="P18" style:family="paragraph" style:parent-style-name="Standard">
      <style:text-properties fo:color="#d4d4d4" style:font-name="Times New Roman" fo:font-size="14pt" fo:font-weight="normal" fo:background-color="#00000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style:text-underline-style="none" fo:font-weight="normal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00" style:font-name="Times New Roman" fo:font-size="22pt" fo:language="ru" fo:country="RU" style:text-underline-style="none" fo:font-weight="normal" style:font-size-asian="22pt" style:font-weight-asian="normal" style:font-size-complex="22pt" style:font-weight-complex="normal"/>
    </style:style>
    <style:style style:name="P21" style:family="paragraph" style:parent-style-name="Standard">
      <style:text-properties fo:font-size="14pt" fo:language="en" fo:country="US" fo:font-weight="bold" officeooo:paragraph-rsid="000de6e0" style:font-size-asian="14pt" style:font-weight-asian="bold" style:font-size-complex="14pt"/>
    </style:style>
    <style:style style:name="P22" style:family="paragraph" style:parent-style-name="Standard">
      <style:paragraph-properties fo:margin-left="0cm" fo:margin-right="0cm" fo:text-align="center" style:justify-single-word="false" fo:text-indent="0.635cm" style:auto-text-indent="false"/>
    </style:style>
    <style:style style:name="P23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style:font-name="Times New Roman" fo:font-weight="normal" style:font-weight-asian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style:font-name="Times New Roman" fo:font-weight="normal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.635cm" style:auto-text-indent="false"/>
    </style:style>
    <style:style style:name="P26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color="#000000" style:font-name="Times New Roman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officeooo:paragraph-rsid="000de6e0"/>
    </style:style>
    <style:style style:name="P28" style:family="paragraph" style:parent-style-name="Table_20_Contents">
      <style:paragraph-properties fo:margin-top="0cm" fo:margin-bottom="0.353cm" loext:contextual-spacing="false" style:snap-to-layout-grid="false"/>
      <style:text-properties fo:font-size="14pt" style:font-size-asian="14pt" style:font-size-complex="14pt"/>
    </style:style>
    <style:style style:name="P29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1" style:family="paragraph" style:parent-style-name="Standard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32" style:family="paragraph" style:parent-style-name="Standard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8pt" fo:language="ru" fo:country="RU" fo:font-weight="normal" style:font-size-asian="18pt" style:font-weight-asian="normal" style:font-size-complex="18pt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8pt" fo:font-weight="normal" officeooo:rsid="000ef8f1" officeooo:paragraph-rsid="000ef8f1" style:font-size-asian="18pt" style:font-weight-asian="normal" style:font-size-complex="18pt" style:font-weight-complex="normal"/>
    </style:style>
    <style:style style:name="P36" style:family="paragraph" style:parent-style-name="Standard">
      <style:text-properties fo:font-variant="normal" fo:text-transform="none" fo:color="#000000" style:font-name="Times New Roman" fo:font-size="14pt" fo:letter-spacing="normal" fo:language="en" fo:country="US" fo:font-style="normal" fo:font-weight="normal" fo:background-color="#ffffff" style:font-size-asian="14pt" style:font-style-asian="normal" style:font-weight-asian="normal" style:font-size-complex="14pt" style:font-weight-complex="normal"/>
    </style:style>
    <style:style style:name="P37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style:font-name="Times New Roman" fo:font-size="22pt" fo:language="ru" fo:country="RU" fo:font-weight="normal" officeooo:paragraph-rsid="000ef8f1" style:font-size-asian="22pt" style:font-weight-asian="normal" style:font-size-complex="22pt" style:font-weight-complex="normal"/>
    </style:style>
    <style:style style:name="P38" style:family="paragraph" style:parent-style-name="Table_20_Contents">
      <style:paragraph-properties fo:margin-top="0cm" fo:margin-bottom="0.353cm" loext:contextual-spacing="false" text:number-lines="false" text:line-number="0"/>
      <style:text-properties fo:font-size="14pt" style:font-size-asian="14pt" style:font-size-complex="14pt"/>
    </style:style>
    <style:style style:name="P39" style:family="paragraph" style:parent-style-name="Table_20_Contents">
      <style:paragraph-properties fo:margin-top="0cm" fo:margin-bottom="0.353cm" loext:contextual-spacing="false"/>
      <style:text-properties fo:font-size="14pt" style:font-size-asian="14pt" style:font-size-complex="14pt"/>
    </style:style>
    <style:style style:name="T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" style:family="text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3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4" style:family="text">
      <style:text-properties style:font-name="Times New Roman" fo:font-weight="normal" style:font-weight-asian="normal" style:font-weight-complex="normal"/>
    </style:style>
    <style:style style:name="T5" style:family="text"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Times New Roman" fo:font-size="18pt" fo:language="en" fo:country="US" fo:font-weight="normal" style:font-size-asian="18pt" style:font-weight-asian="normal" style:font-size-complex="18pt" style:font-weight-complex="normal"/>
    </style:style>
    <style:style style:name="T7" style:family="text">
      <style:text-properties fo:color="#000000" style:font-name="Times New Roman" fo:font-size="22pt" fo:language="en" fo:country="US" style:text-underline-style="none" fo:font-weight="normal" style:font-size-asian="22pt" style:font-weight-asian="normal" style:font-size-complex="22pt" style:font-weight-complex="normal"/>
    </style:style>
    <style:style style:name="T8" style:family="text">
      <style:text-properties fo:color="#000000" style:font-name="Times New Roman" fo:font-size="22pt" fo:language="ru" fo:country="RU" style:text-underline-style="none" fo:font-weight="normal" style:font-size-asian="22pt" style:font-weight-asian="normal" style:font-size-complex="22pt" style:font-weight-complex="normal"/>
    </style:style>
    <style:style style:name="T9" style:family="text">
      <style:text-properties fo:color="#000000" style:font-name="Times New Roman" fo:font-size="14pt" fo:language="en" fo:country="US" style:text-underline-style="none" fo:font-weight="normal" style:font-size-asian="14pt" style:font-weight-asian="normal" style:font-size-complex="14pt" style:font-weight-complex="normal"/>
    </style:style>
    <style:style style:name="T10" style:family="text">
      <style:text-properties fo:color="#000000" style:font-name="Times New Roman" fo:font-size="14pt" fo:language="en" fo:country="US" style:text-underline-style="none" fo:font-weight="normal" officeooo:rsid="000ef8f1" style:font-size-asian="14pt" style:font-weight-asian="normal" style:font-size-complex="14pt" style:font-weight-complex="normal"/>
    </style:style>
    <style:style style:name="T11" style:family="text">
      <style:text-properties fo:color="#000000" style:font-name="Times New Roman" fo:font-size="14pt" fo:language="ru" fo:country="RU" style:text-underline-style="none" fo:font-weight="normal" style:font-size-asian="14pt" style:font-weight-asian="normal" style:font-size-complex="14pt" style:font-weight-complex="normal"/>
    </style:style>
    <style:style style:name="T12" style:family="text">
      <style:text-properties fo:color="#000000" style:font-name="Times New Roman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T13" style:family="text">
      <style:text-properties officeooo:rsid="000ef8f1"/>
    </style:style>
    <style:style style:name="T14" style:family="text">
      <style:text-properties officeooo:rsid="00101f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/>Московский Авиационный Институт</text:p>
      <text:p text:style-name="P4">(Национальный Исследовательский Университет)</text:p>
      <text:p text:style-name="P4"/>
      <text:p text:style-name="P4">Факультет: «Информационные технологии и прикладная математика»</text:p>
      <text:p text:style-name="P4">Кафедра: 806 «Вычислительная математика и программирование»</text:p>
      <text:p text:style-name="P11"/>
      <text:p text:style-name="P10"/>
      <text:p text:style-name="P10"/>
      <text:p text:style-name="P33">Лабораторная работа <text:s/>№<text:span text:style-name="T14">2</text:span></text:p>
      <text:p text:style-name="P11">по курсу «Объектно-ориентированное программирование»</text:p>
      <text:p text:style-name="P3"><text:span text:style-name="T6">III</text:span><text:span text:style-name="T5"> Семестр</text:span></text:p>
      <text:p text:style-name="P11"/>
      <text:p text:style-name="P11">Тема:</text:p>
      <text:p text:style-name="P35">Операторы, литералы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/>
      <text:p text:style-name="P4"/>
      <text:p text:style-name="P4"/>
      <text:p text:style-name="P3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8">Студент:</text:p>
          </table:table-cell>
          <table:table-cell table:style-name="Таблица1.B1" office:value-type="string">
            <text:p text:style-name="P38">Обыденкова Ю.Ю.</text:p>
          </table:table-cell>
        </table:table-row>
        <table:table-row table:style-name="Таблица1.1">
          <table:table-cell table:style-name="Таблица1.A1" office:value-type="string">
            <text:p text:style-name="P38">Группа:</text:p>
          </table:table-cell>
          <table:table-cell table:style-name="Таблица1.B1" office:value-type="string">
            <text:p text:style-name="P38">М80-208Б-18</text:p>
          </table:table-cell>
        </table:table-row>
        <table:table-row table:style-name="Таблица1.1">
          <table:table-cell table:style-name="Таблица1.A1" office:value-type="string">
            <text:p text:style-name="P38">Преподаватель:</text:p>
          </table:table-cell>
          <table:table-cell table:style-name="Таблица1.B1" office:value-type="string">
            <text:p text:style-name="P38">Журавлев А.А.</text:p>
          </table:table-cell>
        </table:table-row>
        <table:table-row table:style-name="Таблица1.4">
          <table:table-cell table:style-name="Таблица1.A1" office:value-type="string">
            <text:p text:style-name="P39">Вариант:</text:p>
          </table:table-cell>
          <table:table-cell table:style-name="Таблица1.B1" office:value-type="string">
            <text:p text:style-name="P39">18</text:p>
          </table:table-cell>
        </table:table-row>
        <table:table-row table:style-name="Таблица1.5">
          <table:table-cell table:style-name="Таблица1.A1" office:value-type="string">
            <text:p text:style-name="P38">Оценка:</text:p>
          </table:table-cell>
          <table:table-cell table:style-name="Таблица1.B1" office:value-type="string">
            <text:p text:style-name="P28"/>
          </table:table-cell>
        </table:table-row>
        <table:table-row table:style-name="Таблица1.6">
          <table:table-cell table:style-name="Таблица1.A1" office:value-type="string">
            <text:p text:style-name="P38">Дата:</text:p>
          </table:table-cell>
          <table:table-cell table:style-name="Таблица1.B1" office:value-type="string">
            <text:p text:style-name="P28"/>
          </table:table-cell>
        </table:table-row>
      </table:table>
      <text:p text:style-name="P7"/>
      <text:p text:style-name="P4"/>
      <text:p text:style-name="P4"/>
      <text:p text:style-name="P6"><text:soft-page-break/>Задание:</text:p>
      <text:p text:style-name="P6">Изучение механизмов перегрузки операторов;</text:p>
      <text:p text:style-name="P6">Изучение механизмов работы с пользовательскими литералами;</text:p>
      <text:p text:style-name="P5"/>
      <text:h text:style-name="Heading_20_1" text:outline-level="1"><text:span text:style-name="T4">1. </text:span><text:bookmark-start text:name="_Toc513648675"/><text:span text:style-name="T4">К</text:span><text:bookmark-end text:name="_Toc513648675"/><text:span text:style-name="T4">од программы на языке С++</text:span></text:h>
      <text:p text:style-name="P12"/>
      <text:p text:style-name="Standard"><text:span text:style-name="T1">1. Файл </text:span><text:span text:style-name="T2">IPv4Address.cpp</text:span></text:p>
      <text:p text:style-name="P8">#include "IPAddress.h"</text:p>
      <text:p text:style-name="P8"/>
      <text:p text:style-name="P8">IPAddress::IPAddress(unsigned char p1, unsigned char p2, unsigned char p3, unsigned char p4)</text:p>
      <text:p text:style-name="P8">: part1(p1), part2(p2), part3(p3), part4(p4) {</text:p>
      <text:p text:style-name="P8"/>
      <text:p text:style-name="P8">}</text:p>
      <text:p text:style-name="P8"/>
      <text:p text:style-name="P8">IPAddress IPAddress::Sum(const IPAddress &amp;other) const {</text:p>
      <text:p text:style-name="P8"><text:s text:c="4"/>unsigned char new_part1;</text:p>
      <text:p text:style-name="P8"><text:s text:c="4"/>unsigned char new_part2;</text:p>
      <text:p text:style-name="P8"><text:s text:c="4"/>unsigned char new_part3;</text:p>
      <text:p text:style-name="P8"><text:s text:c="4"/>unsigned char new_part4;</text:p>
      <text:p text:style-name="P8"><text:s text:c="4"/>if ((int)part1 + (int)other.part1 &gt; 255) {</text:p>
      <text:p text:style-name="P8"><text:s text:c="8"/>new_part1 = 255;</text:p>
      <text:p text:style-name="P8"><text:s text:c="4"/>} else {</text:p>
      <text:p text:style-name="P8"><text:s text:c="8"/>new_part1 = part1 + other.part1;</text:p>
      <text:p text:style-name="P8"><text:s text:c="4"/>}</text:p>
      <text:p text:style-name="P8"><text:s text:c="4"/>if ((int)part2 + (int)other.part2 &gt; 255) {</text:p>
      <text:p text:style-name="P8"><text:s text:c="8"/>new_part2 = 255;</text:p>
      <text:p text:style-name="P8"><text:s text:c="4"/>} else {</text:p>
      <text:p text:style-name="P8"><text:s text:c="8"/>new_part2 = part2 + other.part2;</text:p>
      <text:p text:style-name="P8"><text:s text:c="4"/>}</text:p>
      <text:p text:style-name="P8"><text:s text:c="4"/>if ((int)part3 + (int)other.part3 &gt; 255) {</text:p>
      <text:p text:style-name="P8"><text:s text:c="8"/>new_part3 = 255;</text:p>
      <text:p text:style-name="P8"><text:s text:c="4"/>} else {</text:p>
      <text:p text:style-name="P8"><text:s text:c="8"/>new_part3 = part3 + other.part3;</text:p>
      <text:p text:style-name="P8"><text:s text:c="4"/>}</text:p>
      <text:p text:style-name="P8"><text:s text:c="4"/>if ((int)part4 + (int)other.part4 &gt; 255) {</text:p>
      <text:p text:style-name="P8"><text:s text:c="8"/>new_part4 = 255;</text:p>
      <text:p text:style-name="P8"><text:s text:c="4"/>} else {</text:p>
      <text:p text:style-name="P8"><text:s text:c="8"/>new_part4 = part4 + other.part4;</text:p>
      <text:p text:style-name="P8"><text:s text:c="4"/>}</text:p>
      <text:p text:style-name="P8"><text:s text:c="4"/>return {new_part1, new_part2, new_part3, new_part4};</text:p>
      <text:p text:style-name="P8">}</text:p>
      <text:p text:style-name="P8"/>
      <text:p text:style-name="P8">IPAddress IPAddress::Subtract(const IPAddress &amp;other) const {</text:p>
      <text:p text:style-name="P8"><text:soft-page-break/><text:s text:c="4"/>unsigned char new_part1;</text:p>
      <text:p text:style-name="P8"><text:s text:c="4"/>unsigned char new_part2;</text:p>
      <text:p text:style-name="P8"><text:s text:c="4"/>unsigned char new_part3;</text:p>
      <text:p text:style-name="P8"><text:s text:c="4"/>unsigned char new_part4;</text:p>
      <text:p text:style-name="P8"><text:s text:c="4"/>if ((int)part1 - (int)other.part1 &lt; 0) {</text:p>
      <text:p text:style-name="P8"><text:s text:c="8"/>new_part1 = 0;</text:p>
      <text:p text:style-name="P8"><text:s text:c="4"/>} else {</text:p>
      <text:p text:style-name="P8"><text:s text:c="8"/>new_part1 = part1 - other.part1;</text:p>
      <text:p text:style-name="P8"><text:s text:c="4"/>}</text:p>
      <text:p text:style-name="P8"><text:s text:c="4"/>if ((int)part2 - (int)other.part2 &lt; 0) {</text:p>
      <text:p text:style-name="P8"><text:s text:c="8"/>new_part2 = 0;</text:p>
      <text:p text:style-name="P8"><text:s text:c="4"/>} else {</text:p>
      <text:p text:style-name="P8"><text:s text:c="8"/>new_part2 = part2 - other.part2;</text:p>
      <text:p text:style-name="P8"><text:s text:c="4"/>}</text:p>
      <text:p text:style-name="P8"><text:s text:c="4"/>if ((int)part3 - (int)other.part3 &lt; 0) {</text:p>
      <text:p text:style-name="P8"><text:s text:c="8"/>new_part3 = 0;</text:p>
      <text:p text:style-name="P8"><text:s text:c="4"/>} else {</text:p>
      <text:p text:style-name="P8"><text:s text:c="8"/>new_part3 = part3 - other.part3;</text:p>
      <text:p text:style-name="P8"><text:s text:c="4"/>}</text:p>
      <text:p text:style-name="P8"><text:s text:c="4"/>if ((int)part4 - (int)other.part4 &lt; 0) {</text:p>
      <text:p text:style-name="P8"><text:s text:c="8"/>new_part4 = 0;</text:p>
      <text:p text:style-name="P8"><text:s text:c="4"/>} else {</text:p>
      <text:p text:style-name="P8"><text:s text:c="8"/>new_part4 = part4 - other.part4;</text:p>
      <text:p text:style-name="P8"><text:s text:c="4"/>}</text:p>
      <text:p text:style-name="P8"><text:s text:c="4"/>return {new_part1, new_part2, new_part3, new_part4};</text:p>
      <text:p text:style-name="P8">}</text:p>
      <text:p text:style-name="P8"/>
      <text:p text:style-name="P8">bool IPAddress::operator=(const IPAddress &amp;other) const {</text:p>
      <text:p text:style-name="P8"><text:s text:c="4"/>return std::tie(part1, part2, part3, part4) == std::tie(other.part1, other.part2, other.part3, other.part4);</text:p>
      <text:p text:style-name="P8">}</text:p>
      <text:p text:style-name="P8"/>
      <text:p text:style-name="P8">bool IPAddress::operator&gt;(const IPAddress &amp;other) const {</text:p>
      <text:p text:style-name="P8"><text:s text:c="4"/>return std::tie(part1, part2, part3, part4) &gt; std::tie(other.part1, other.part2, other.part3, other.part4);</text:p>
      <text:p text:style-name="P8">}</text:p>
      <text:p text:style-name="P8"/>
      <text:p text:style-name="P8">bool IPAddress::operator&lt;(const IPAddress &amp;other) const {</text:p>
      <text:p text:style-name="P8"><text:s text:c="4"/>return std::tie(part1, part2, part3, part4) &lt; std::tie(other.part1, other.part2, other.part3, other.part4);</text:p>
      <text:p text:style-name="P8">}</text:p>
      <text:p text:style-name="P8"/>
      <text:p text:style-name="P8">bool IPAddress::BelongToSubnet(const IPAddress&amp; subnet_address, const IPAddress&amp; subnet_mask) const {</text:p>
      <text:p text:style-name="P8"><text:s text:c="4"/>IPAddress conj = IPAddress(part1 &amp; subnet_mask.part1, part2 &amp; subnet_mask.part2, part3 &amp; subnet_mask.part3, part4 &amp; subnet_mask.part4);</text:p>
      <text:p text:style-name="P8"><text:soft-page-break/><text:s text:c="4"/>return conj.operator=(subnet_address);</text:p>
      <text:p text:style-name="P8">}</text:p>
      <text:p text:style-name="P8"/>
      <text:p text:style-name="P8">std::ostream&amp; operator &lt;&lt; (std::ostream&amp; os, const IPAddress&amp; address) {</text:p>
      <text:p text:style-name="P8"><text:s text:c="4"/>return os &lt;&lt; (int)address.part1 &lt;&lt; "." &lt;&lt; (int)address.part2 &lt;&lt; "." &lt;&lt; (int)address.part3 &lt;&lt; "." &lt;&lt; (int)address.part4;</text:p>
      <text:p text:style-name="P8">}</text:p>
      <text:p text:style-name="P8"/>
      <text:p text:style-name="P8">std::istream&amp; operator &gt;&gt; (std::istream&amp; is, IPAddress&amp; address) {</text:p>
      <text:p text:style-name="P8"><text:s text:c="4"/>unsigned char part1;</text:p>
      <text:p text:style-name="P8"><text:s text:c="4"/>unsigned char part2;</text:p>
      <text:p text:style-name="P8"><text:s text:c="4"/>unsigned char part3;</text:p>
      <text:p text:style-name="P8"><text:s text:c="4"/>unsigned char part4;</text:p>
      <text:p text:style-name="P8"><text:s text:c="4"/>std::string str_address;</text:p>
      <text:p text:style-name="P8"><text:s text:c="4"/>is &gt;&gt; str_address;</text:p>
      <text:p text:style-name="P8"><text:s text:c="4"/>std::stringstream ss(str_address);</text:p>
      <text:p text:style-name="P8"><text:s text:c="4"/>getline(ss, str_address,'.');</text:p>
      <text:p text:style-name="P8"><text:s text:c="4"/>address.part1 = std::stoi(str_address);</text:p>
      <text:p text:style-name="P8"><text:s text:c="4"/>getline(ss, str_address,'.');</text:p>
      <text:p text:style-name="P8"><text:s text:c="4"/>address.part2 = std::stoi(str_address);</text:p>
      <text:p text:style-name="P8"><text:s text:c="4"/>getline(ss, str_address,'.');</text:p>
      <text:p text:style-name="P8"><text:s text:c="4"/>address.part3 = std::stoi(str_address);</text:p>
      <text:p text:style-name="P8"><text:s text:c="4"/>getline(ss, str_address);</text:p>
      <text:p text:style-name="P8"><text:s text:c="4"/>address.part4 = std::stoi(str_address);</text:p>
      <text:p text:style-name="P8"><text:s text:c="4"/>return is;</text:p>
      <text:p text:style-name="P8">}</text:p>
      <text:p text:style-name="P36"/>
      <text:p text:style-name="P16"/>
      <text:p text:style-name="Standard"><text:span text:style-name="T3">2. Файл </text:span><text:span text:style-name="T2">IPv4Address.h</text:span></text:p>
      <text:p text:style-name="P36">#pragma once</text:p>
      <text:p text:style-name="P36"/>
      <text:p text:style-name="P36">#include &lt;iostream&gt;</text:p>
      <text:p text:style-name="P36">#include &lt;tuple&gt;</text:p>
      <text:p text:style-name="P36">#include &lt;string&gt;</text:p>
      <text:p text:style-name="P36">#include &lt;sstream&gt;</text:p>
      <text:p text:style-name="P36"/>
      <text:p text:style-name="P36">class IPAddress {</text:p>
      <text:p text:style-name="P36">public:</text:p>
      <text:p text:style-name="P36"><text:s text:c="4"/>IPAddress() = default;</text:p>
      <text:p text:style-name="P36"><text:s text:c="4"/>IPAddress(unsigned char p1, unsigned char p2, unsigned char p3, unsigned char p4);</text:p>
      <text:p text:style-name="P36"><text:s text:c="4"/>IPAddress Sum(const IPAddress&amp; other) const;</text:p>
      <text:p text:style-name="P36"><text:s text:c="4"/>IPAddress Subtract(const IPAddress&amp; other) const;</text:p>
      <text:p text:style-name="P36"><text:s text:c="4"/>bool operator&gt;(const IPAddress&amp; other) const;</text:p>
      <text:p text:style-name="P36"><text:s text:c="4"/>bool operator&lt;(const IPAddress&amp; other) const;</text:p>
      <text:p text:style-name="P36"><text:s text:c="4"/>bool operator=(const IPAddress&amp; other) const;</text:p>
      <text:p text:style-name="P36"><text:soft-page-break/><text:s text:c="4"/>bool BelongToSubnet(const IPAddress&amp; subnet_address, const IPAddress&amp; subnet_mask) const;</text:p>
      <text:p text:style-name="P36"><text:s text:c="4"/>friend std::ostream&amp; operator &lt;&lt; (std::ostream&amp; os, const IPAddress&amp; address);</text:p>
      <text:p text:style-name="P36"><text:s text:c="4"/>friend std::istream&amp; operator &gt;&gt; (std::istream&amp; is, IPAddress&amp; address);</text:p>
      <text:p text:style-name="P36"/>
      <text:p text:style-name="P36">private:</text:p>
      <text:p text:style-name="P36"><text:s text:c="4"/>unsigned char part1 = 0;</text:p>
      <text:p text:style-name="P36"><text:s text:c="4"/>unsigned char part2 = 0;</text:p>
      <text:p text:style-name="P36"><text:s text:c="4"/>unsigned char part3 = 0;</text:p>
      <text:p text:style-name="P36"><text:s text:c="4"/>unsigned char part4 = 0;</text:p>
      <text:p text:style-name="P36">};</text:p>
      <text:p text:style-name="P17"/>
      <text:p text:style-name="P36">3. Файл main.cpp</text:p>
      <text:p text:style-name="P17"/>
      <text:p text:style-name="P36">#include &lt;iostream&gt;</text:p>
      <text:p text:style-name="P36">#include "IPAddress.h"</text:p>
      <text:p text:style-name="P36">#include &lt;vector&gt;</text:p>
      <text:p text:style-name="P36">#include &lt;string&gt;</text:p>
      <text:p text:style-name="P36"/>
      <text:p text:style-name="P36">void print_help() {</text:p>
      <text:p text:style-name="P36"><text:s text:c="4"/>std::cout &lt;&lt; "'create' <text:s text:c="13"/>- Create IpAddress" <text:s/>&lt;&lt; std::endl;</text:p>
      <text:p text:style-name="P36"><text:s text:c="4"/>std::cout &lt;&lt; "'operation +/-' <text:s text:c="6"/>- Perform + or -" <text:s text:c="2"/>&lt;&lt; std::endl;</text:p>
      <text:p text:style-name="P36"><text:s text:c="4"/>std::cout &lt;&lt; "'compare =/&gt;/&lt;' <text:s text:c="6"/>- Perform = or &gt; or &lt;" <text:s/>&lt;&lt; std::endl;</text:p>
      <text:p text:style-name="P36"><text:s text:c="4"/>std::cout &lt;&lt; "'check_subnet' <text:s text:c="7"/>- Check subnet" <text:s text:c="3"/>&lt;&lt; std::endl;</text:p>
      <text:p text:style-name="P36"><text:s text:c="4"/>std::cout &lt;&lt; "'exit' <text:s text:c="15"/>- Exit" <text:s text:c="3"/>&lt;&lt; std::endl;</text:p>
      <text:p text:style-name="P36"><text:s text:c="4"/>std::cout &lt;&lt; "'help' <text:s text:c="15"/>- Help" <text:s text:c="3"/>&lt;&lt; std::endl;</text:p>
      <text:p text:style-name="P36">}</text:p>
      <text:p text:style-name="P36"/>
      <text:p text:style-name="P36">int main() {</text:p>
      <text:p text:style-name="P36"/>
      <text:p text:style-name="P36"><text:s text:c="5"/>print_help();</text:p>
      <text:p text:style-name="P36"/>
      <text:p text:style-name="P36"><text:s text:c="4"/>std::vector&lt;IPAddress&gt; Addresses;</text:p>
      <text:p text:style-name="P36"><text:s text:c="4"/>std::string command;</text:p>
      <text:p text:style-name="P36"><text:s text:c="4"/>while (std::cin &gt;&gt; command) {</text:p>
      <text:p text:style-name="P36"><text:s text:c="8"/>if (command == "create") {</text:p>
      <text:p text:style-name="P36"><text:s text:c="12"/>IPAddress new_address;</text:p>
      <text:p text:style-name="P36"><text:s text:c="12"/>std::cin &gt;&gt; new_address;</text:p>
      <text:p text:style-name="P36"><text:s text:c="12"/>Addresses.push_back(new_address);</text:p>
      <text:p text:style-name="P36"><text:s text:c="12"/>std::cout &lt;&lt; "Address number " &lt;&lt; Addresses.size() &lt;&lt; "\n"</text:p>
      <text:p text:style-name="P36"><text:s text:c="22"/>&lt;&lt; "Address: " &lt;&lt; Addresses.back() &lt;&lt; "\n";</text:p>
      <text:p text:style-name="P36"><text:s text:c="8"/>} else if (command == "compare") {</text:p>
      <text:p text:style-name="P36"><text:s text:c="12"/>std::string compare_string;</text:p>
      <text:p text:style-name="P36"><text:s text:c="12"/>size_t lhs, rhs;</text:p>
      <text:p text:style-name="P36"><text:s text:c="12"/>std::cin &gt;&gt; compare_string &gt;&gt; lhs &gt;&gt; rhs;</text:p>
      <text:p text:style-name="P36"><text:s text:c="12"/>lhs--;</text:p>
      <text:p text:style-name="P36"><text:soft-page-break/><text:s text:c="12"/>rhs--;</text:p>
      <text:p text:style-name="P36"><text:s text:c="12"/>if (lhs &gt;= Addresses.size() || rhs &gt;= Addresses.size() || compare_string.size() != 1</text:p>
      <text:p text:style-name="P36"><text:s text:c="17"/>|| (compare_string[0] != '=' &amp;&amp; compare_string[0] != '&gt;' &amp;&amp; compare_string[0] != '&lt;')) {</text:p>
      <text:p text:style-name="P36"><text:s text:c="16"/>std::cout &lt;&lt; "Incorrect parameters" &lt;&lt; "\n";</text:p>
      <text:p text:style-name="P36"><text:s text:c="16"/>continue;</text:p>
      <text:p text:style-name="P36"><text:s text:c="12"/>}</text:p>
      <text:p text:style-name="P36"/>
      <text:p text:style-name="P36"><text:s text:c="12"/>char compare = compare_string[0];</text:p>
      <text:p text:style-name="P36"/>
      <text:p text:style-name="P36"><text:s text:c="12"/>std::cout &lt;&lt; lhs + 1 &lt;&lt; " " &lt;&lt; rhs + 1 &lt;&lt; " " &lt;&lt; compare &lt;&lt; " ";</text:p>
      <text:p text:style-name="P36"/>
      <text:p text:style-name="P36"/>
      <text:p text:style-name="P36"><text:s text:c="12"/>if (compare == '&lt;') {</text:p>
      <text:p text:style-name="P36"><text:s text:c="16"/>std::cout &lt;&lt; std::boolalpha &lt;&lt; (Addresses[lhs] &lt; Addresses[rhs]) &lt;&lt; "\n";</text:p>
      <text:p text:style-name="P36"><text:s text:c="12"/>} else if (compare == '=') {</text:p>
      <text:p text:style-name="P36"><text:s text:c="16"/>std::cout &lt;&lt; std::boolalpha &lt;&lt; (Addresses[lhs] = Addresses[rhs]) &lt;&lt; "\n";</text:p>
      <text:p text:style-name="P36"><text:s text:c="12"/>} else if (compare == '&gt;') {</text:p>
      <text:p text:style-name="P36"><text:s text:c="16"/>std::cout &lt;&lt; std::boolalpha &lt;&lt; (Addresses[lhs] &gt; Addresses[rhs]) &lt;&lt; "\n";</text:p>
      <text:p text:style-name="P36"><text:s text:c="12"/>}</text:p>
      <text:p text:style-name="P36"><text:s text:c="8"/>} else if (command == "operation") {</text:p>
      <text:p text:style-name="P36"><text:s text:c="12"/>std::string operation_string;</text:p>
      <text:p text:style-name="P36"><text:s text:c="12"/>int lhs, rhs;</text:p>
      <text:p text:style-name="P36"><text:s text:c="12"/>std::cin &gt;&gt; operation_string &gt;&gt; lhs &gt;&gt; rhs;</text:p>
      <text:p text:style-name="P36"><text:s text:c="12"/>rhs--;</text:p>
      <text:p text:style-name="P36"><text:s text:c="12"/>lhs--;</text:p>
      <text:p text:style-name="P36"><text:s text:c="12"/>if (lhs &gt;= Addresses.size() || rhs &gt;= Addresses.size() || operation_string.size() != 1</text:p>
      <text:p text:style-name="P36"><text:s text:c="17"/>|| (operation_string[0] != '-' &amp;&amp; operation_string[0] != '+')) {</text:p>
      <text:p text:style-name="P36"><text:s text:c="16"/>std::cout &lt;&lt; "Incorrect parameters" &lt;&lt; "\n";</text:p>
      <text:p text:style-name="P36"><text:s text:c="16"/>continue;</text:p>
      <text:p text:style-name="P36"><text:s text:c="12"/>}</text:p>
      <text:p text:style-name="P36"/>
      <text:p text:style-name="P36"><text:s text:c="12"/>char operation = operation_string[0];</text:p>
      <text:p text:style-name="P36"/>
      <text:p text:style-name="P36"><text:s text:c="12"/>std::cout &lt;&lt; lhs + 1 &lt;&lt; " " &lt;&lt; operation &lt;&lt; " " &lt;&lt; rhs + 1 &lt;&lt; "\n";</text:p>
      <text:p text:style-name="P36"/>
      <text:p text:style-name="P36"/>
      <text:p text:style-name="P36"><text:s text:c="12"/>if (operation == '+') {</text:p>
      <text:p text:style-name="P36"><text:s text:c="16"/>std::cout &lt;&lt; Addresses[lhs].Sum(Addresses[rhs]) &lt;&lt; "\n";</text:p>
      <text:p text:style-name="P36"><text:s text:c="12"/>} else if (operation == '-') {</text:p>
      <text:p text:style-name="P36"><text:s text:c="16"/>std::cout &lt;&lt; Addresses[lhs].Subtract(Addresses[rhs]) &lt;&lt; "\n";</text:p>
      <text:p text:style-name="P36"><text:s text:c="12"/>}</text:p>
      <text:p text:style-name="P36"><text:s text:c="8"/>} else if (command == "check_subnet") {</text:p>
      <text:p text:style-name="P36"><text:s text:c="12"/>std::cout &lt;&lt; "Enter number of created address, subnet address and subnet mask" &lt;&lt; "\n";</text:p>
      <text:p text:style-name="P36"><text:s text:c="12"/>IPAddress subnet_address;</text:p>
      <text:p text:style-name="P36"><text:soft-page-break/><text:s text:c="12"/>IPAddress subnet_mask;</text:p>
      <text:p text:style-name="P36"><text:s text:c="12"/>size_t number;</text:p>
      <text:p text:style-name="P36"><text:s text:c="12"/>std::cin &gt;&gt; number &gt;&gt; subnet_address &gt;&gt; subnet_mask;</text:p>
      <text:p text:style-name="P36"><text:s text:c="12"/>number--;</text:p>
      <text:p text:style-name="P36"><text:s text:c="12"/>if (number &gt;= Addresses.size()) {</text:p>
      <text:p text:style-name="P36"><text:s text:c="16"/>std::cout &lt;&lt; "Incorrect parameters" &lt;&lt; "\n";</text:p>
      <text:p text:style-name="P36"><text:s text:c="16"/>continue;</text:p>
      <text:p text:style-name="P36"><text:s text:c="12"/>}</text:p>
      <text:p text:style-name="P36"><text:s text:c="12"/>std::cout &lt;&lt; "Address is " &lt;&lt; Addresses[number] &lt;&lt; "\n"</text:p>
      <text:p text:style-name="P36"><text:s text:c="22"/>&lt;&lt; "Address is " &lt;&lt; (Addresses[number].BelongToSubnet(subnet_address, subnet_mask) ? "" : "not ")</text:p>
      <text:p text:style-name="P36"><text:s text:c="22"/>&lt;&lt; "belong to subnet " &lt;&lt; subnet_address &lt;&lt; " with mask " &lt;&lt; subnet_mask &lt;&lt; "\n";</text:p>
      <text:p text:style-name="P36"><text:s text:c="8"/>}</text:p>
      <text:p text:style-name="P36"><text:s text:c="8"/>else if (command == "help") {</text:p>
      <text:p text:style-name="P36"><text:s text:c="12"/>print_help ();</text:p>
      <text:p text:style-name="P36"><text:s text:c="8"/>}</text:p>
      <text:p text:style-name="P36"><text:s text:c="8"/>else if (command == "exit") {</text:p>
      <text:p text:style-name="P36"><text:s text:c="12"/>break;</text:p>
      <text:p text:style-name="P36"><text:s text:c="8"/>} else {</text:p>
      <text:p text:style-name="P36"><text:s text:c="12"/>std::cin.ignore(32767,'\n');</text:p>
      <text:p text:style-name="P36"><text:s text:c="12"/>std::cout &lt;&lt; "Unknown command\n";</text:p>
      <text:p text:style-name="P36"><text:s text:c="8"/>}</text:p>
      <text:p text:style-name="P36"><text:s text:c="4"/>}</text:p>
      <text:p text:style-name="P36"><text:s text:c="4"/>return 0;</text:p>
      <text:p text:style-name="P36">}</text:p>
      <text:p text:style-name="P17"/>
      <text:p text:style-name="P17"/>
      <text:p text:style-name="P36">4. Файл CmakeLists.txt</text:p>
      <text:p text:style-name="P17"/>
      <text:p text:style-name="P17"/>
      <text:p text:style-name="P9">CC = g++</text:p>
      <text:p text:style-name="P9"/>
      <text:p text:style-name="P9">CPP = main.cpp IPAddress.cpp</text:p>
      <text:p text:style-name="P9">NAME = oop_exercise_01</text:p>
      <text:p text:style-name="P9"/>
      <text:p text:style-name="P9">all:</text:p>
      <text:p text:style-name="P9"><text:tab/>$(CC) <text:s/>-o $(NAME) $(CPP)</text:p>
      <text:p text:style-name="P9"/>
      <text:p text:style-name="P9">clean:</text:p>
      <text:p text:style-name="P9"><text:tab/>rm -f *.o $(NAME)</text:p>
      <text:p text:style-name="P18"/>
      <text:p text:style-name="P12"/>
      <text:p text:style-name="P22"><text:span text:style-name="Internet_20_link"><text:span text:style-name="T7">2. </text:span></text:span><text:span text:style-name="Internet_20_link"><text:span text:style-name="T8">Ссылка на репозиторий на </text:span></text:span><text:span text:style-name="Internet_20_link"><text:span text:style-name="T7">Github</text:span></text:span></text:p>
      <text:p text:style-name="P23"><text:span text:style-name="Internet_20_link"/></text:p>
      <text:p text:style-name="P25"><text:a xlink:type="simple" xlink:href="https://github.com/obydenkova/oop_exercise_01" text:style-name="ListLabel_20_64" text:visited-style-name="ListLabel_20_64"><text:span text:style-name="Internet_20_link"><text:span text:style-name="T9">https://github.com/obydenkova/oop_exercise_0</text:span></text:span></text:a><text:span text:style-name="Internet_20_link"><text:span text:style-name="T10">2</text:span></text:span></text:p>
      <text:p text:style-name="P24"><text:soft-page-break/><text:span text:style-name="Internet_20_link"/></text:p>
      <text:p text:style-name="P24"><text:span text:style-name="Internet_20_link"/></text:p>
      <text:p text:style-name="P22"><text:span text:style-name="Internet_20_link"><text:span text:style-name="T7">3.</text:span></text:span><text:span text:style-name="Internet_20_link"><text:span text:style-name="T8">Набор </text:span></text:span><text:span text:style-name="Internet_20_link"><text:span text:style-name="T7">testcases</text:span></text:span></text:p>
      <text:p text:style-name="P23"><text:span text:style-name="Internet_20_link"/></text:p>
      <text:p text:style-name="P25"><text:span text:style-name="Internet_20_link"><text:span text:style-name="T12">&lt;&lt; означает входные данные, &gt;&gt; - выходные</text:span></text:span></text:p>
      <text:p text:style-name="P26"><text:span text:style-name="Internet_20_link"/></text:p>
      <text:p text:style-name="P25"><text:span text:style-name="Internet_20_link"><text:span text:style-name="T12">1. <text:s/>test_01.txt</text:span></text:span></text:p>
      <text:p text:style-name="P26"><text:span text:style-name="Internet_20_link"/></text:p>
      <text:p text:style-name="P25"><text:span text:style-name="Internet_20_link"><text:span text:style-name="T12">&lt;&lt; create</text:span></text:span></text:p>
      <text:p text:style-name="P25"><text:span text:style-name="Internet_20_link"><text:span text:style-name="T12">&lt;&lt; 192.168.1.30</text:span></text:span></text:p>
      <text:p text:style-name="P25"><text:span text:style-name="Internet_20_link"><text:span text:style-name="T12">&gt;&gt; Address number 1</text:span></text:span></text:p>
      <text:p text:style-name="P25"><text:span text:style-name="Internet_20_link"><text:span text:style-name="T12">&gt;&gt; Address: 192.168.1.30</text:span></text:span></text:p>
      <text:p text:style-name="P25"><text:span text:style-name="Internet_20_link"><text:span text:style-name="T12">&lt;&lt; create</text:span></text:span></text:p>
      <text:p text:style-name="P25"><text:span text:style-name="Internet_20_link"><text:span text:style-name="T12">&lt;&lt; 192.168.0.0</text:span></text:span></text:p>
      <text:p text:style-name="P25"><text:span text:style-name="Internet_20_link"><text:span text:style-name="T12">&gt;&gt; Address number 2</text:span></text:span></text:p>
      <text:p text:style-name="P25"><text:span text:style-name="Internet_20_link"><text:span text:style-name="T12">&gt;&gt; Address: 192.168.0.0</text:span></text:span></text:p>
      <text:p text:style-name="P25"><text:span text:style-name="Internet_20_link"><text:span text:style-name="T12">&lt;&lt; create</text:span></text:span></text:p>
      <text:p text:style-name="P25"><text:span text:style-name="Internet_20_link"><text:span text:style-name="T12">&lt;&lt; 255.255.0.0</text:span></text:span></text:p>
      <text:p text:style-name="P25"><text:span text:style-name="Internet_20_link"><text:span text:style-name="T12">&gt;&gt; Address number 3</text:span></text:span></text:p>
      <text:p text:style-name="P25"><text:span text:style-name="Internet_20_link"><text:span text:style-name="T12">&gt;&gt; Address: 255.255.0.0</text:span></text:span></text:p>
      <text:p text:style-name="P25"><text:span text:style-name="Internet_20_link"><text:span text:style-name="T12">&lt;&lt; operation + 1 2</text:span></text:span></text:p>
      <text:p text:style-name="P25"><text:span text:style-name="Internet_20_link"><text:span text:style-name="T12">&gt;&gt; 1 + 2</text:span></text:span></text:p>
      <text:p text:style-name="P25"><text:span text:style-name="Internet_20_link"><text:span text:style-name="T12">&gt;&gt; 255.255.1.30</text:span></text:span></text:p>
      <text:p text:style-name="P25"><text:span text:style-name="Internet_20_link"><text:span text:style-name="T12">&lt;&lt; operation - 3 1</text:span></text:span></text:p>
      <text:p text:style-name="P25"><text:span text:style-name="Internet_20_link"><text:span text:style-name="T12">&gt;&gt; 3 - 1</text:span></text:span></text:p>
      <text:p text:style-name="P25"><text:span text:style-name="Internet_20_link"><text:span text:style-name="T12">&gt;&gt; 63.87.0.0</text:span></text:span></text:p>
      <text:p text:style-name="P25"><text:span text:style-name="Internet_20_link"><text:span text:style-name="T12">&lt;&lt; compare = 3 2</text:span></text:span></text:p>
      <text:p text:style-name="P25"><text:span text:style-name="Internet_20_link"><text:span text:style-name="T12">&gt;&gt; 3 2 = false</text:span></text:span></text:p>
      <text:p text:style-name="P25"><text:span text:style-name="Internet_20_link"><text:span text:style-name="T12">&lt;&lt; compare &gt; 1 2</text:span></text:span></text:p>
      <text:p text:style-name="P25"><text:span text:style-name="Internet_20_link"><text:span text:style-name="T12">&gt;&gt; 1 2 &gt; true</text:span></text:span></text:p>
      <text:p text:style-name="P25"><text:span text:style-name="Internet_20_link"><text:span text:style-name="T12">&lt;&lt; compare &lt; 1 3</text:span></text:span></text:p>
      <text:p text:style-name="P25"><text:span text:style-name="Internet_20_link"><text:span text:style-name="T12">&gt;&gt; 1 3 &lt; true</text:span></text:span></text:p>
      <text:p text:style-name="P25"><text:span text:style-name="Internet_20_link"><text:span text:style-name="T12">&lt;&lt; check_subnet</text:span></text:span></text:p>
      <text:p text:style-name="P25"><text:span text:style-name="Internet_20_link"><text:span text:style-name="T12">&gt;&gt; Enter number of created address, subnet address and subnet mask</text:span></text:span></text:p>
      <text:p text:style-name="P25"><text:span text:style-name="Internet_20_link"><text:span text:style-name="T12">&lt;&lt; 1 2 3</text:span></text:span></text:p>
      <text:p text:style-name="P25"><text:span text:style-name="Internet_20_link"><text:span text:style-name="T12">&gt;&gt; Address is 192.168.1.30</text:span></text:span></text:p>
      <text:p text:style-name="P25"><text:span text:style-name="Internet_20_link"><text:span text:style-name="T12">&gt;&gt; Address is not belong to subnet 2.2.2.2 with mask 3.3.3.3</text:span></text:span></text:p>
      <text:p text:style-name="P25"><text:span text:style-name="Internet_20_link"><text:span text:style-name="T12">&lt;&lt; check_subnet</text:span></text:span></text:p>
      <text:p text:style-name="P25"><text:span text:style-name="Internet_20_link"><text:span text:style-name="T12">&gt;&gt; Enter number of created address, subnet address and subnet mask</text:span></text:span></text:p>
      <text:p text:style-name="P25"><text:span text:style-name="Internet_20_link"><text:span text:style-name="T12">&lt;&lt; 1 192.168.0.0 255.255.0.0</text:span></text:span></text:p>
      <text:p text:style-name="P25"><text:span text:style-name="Internet_20_link"><text:span text:style-name="T12">&gt;&gt; Address is 192.168.1.30</text:span></text:span></text:p>
      <text:p text:style-name="P25"><text:span text:style-name="Internet_20_link"><text:span text:style-name="T12">&gt;&gt; Address is belong to subnet 192.168.0.0 with mask 255.255.0.0</text:span></text:span></text:p>
      <text:p text:style-name="P25"><text:span text:style-name="Internet_20_link"><text:span text:style-name="T12">&lt;&lt; help</text:span></text:span></text:p>
      <text:p text:style-name="P25"><text:span text:style-name="Internet_20_link"><text:span text:style-name="T12">&gt;&gt; 'create' <text:s text:c="13"/>- Create IpAddress</text:span></text:span></text:p>
      <text:p text:style-name="P25"><text:span text:style-name="Internet_20_link"><text:span text:style-name="T12">&gt;&gt; 'operation +/-' <text:s text:c="6"/>- Perform + or -</text:span></text:span></text:p>
      <text:p text:style-name="P25"><text:span text:style-name="Internet_20_link"><text:span text:style-name="T12">&gt;&gt; 'compare =/&gt;/&lt;' <text:s text:c="6"/>- Perform = or &gt; or &lt;</text:span></text:span></text:p>
      <text:p text:style-name="P25"><text:span text:style-name="Internet_20_link"><text:span text:style-name="T12">&gt;&gt; 'check_subnet' <text:s text:c="7"/>- Check subnet</text:span></text:span></text:p>
      <text:p text:style-name="P25"><text:span text:style-name="Internet_20_link"><text:span text:style-name="T12">&gt;&gt; 'exit' <text:s text:c="15"/>- Exit</text:span></text:span></text:p>
      <text:p text:style-name="P25"><text:span text:style-name="Internet_20_link"><text:span text:style-name="T12">&gt;&gt; 'help' <text:s text:c="15"/>- Help</text:span></text:span></text:p>
      <text:p text:style-name="P25"><text:span text:style-name="Internet_20_link"><text:span text:style-name="T12">&lt;&lt; e <text:s/></text:span></text:span></text:p>
      <text:p text:style-name="P25"><text:span text:style-name="Internet_20_link"><text:span text:style-name="T12">&gt;&gt; Unknown command</text:span></text:span></text:p>
      <text:p text:style-name="P25"><text:span text:style-name="Internet_20_link"><text:span text:style-name="T12">&lt;&lt; exit</text:span></text:span></text:p>
      <text:p text:style-name="P24"><text:span text:style-name="Internet_20_link"/></text:p>
      <text:p text:style-name="P24"><text:soft-page-break/><text:span text:style-name="Internet_20_link"/></text:p>
      <text:p text:style-name="P24"><text:span text:style-name="Internet_20_link"/></text:p>
      <text:p text:style-name="P25"><text:span text:style-name="Internet_20_link"><text:span text:style-name="T12">2. test_02.txt</text:span></text:span></text:p>
      <text:p text:style-name="P26"><text:span text:style-name="Internet_20_link"/></text:p>
      <text:p text:style-name="P25"><text:span text:style-name="Internet_20_link"><text:span text:style-name="T12">&lt;&lt; operation 1 2 -</text:span></text:span></text:p>
      <text:p text:style-name="P25"><text:span text:style-name="Internet_20_link"><text:span text:style-name="T12">&gt;&gt; Incorrect parameters</text:span></text:span></text:p>
      <text:p text:style-name="P25"><text:span text:style-name="Internet_20_link"><text:span text:style-name="T12">&lt;&lt; compare 1 2 2</text:span></text:span></text:p>
      <text:p text:style-name="P25"><text:span text:style-name="Internet_20_link"><text:span text:style-name="T12">&gt;&gt; Incorrect parameters</text:span></text:span></text:p>
      <text:p text:style-name="P25"><text:span text:style-name="Internet_20_link"><text:span text:style-name="T12">&lt;&lt; create 1 2</text:span></text:span></text:p>
      <text:p text:style-name="P25"><text:span text:style-name="Internet_20_link"><text:span text:style-name="T12">&gt;&gt; Address number 1</text:span></text:span></text:p>
      <text:p text:style-name="P25"><text:span text:style-name="Internet_20_link"><text:span text:style-name="T12">&gt;&gt; Address: 1.1.1.1</text:span></text:span></text:p>
      <text:p text:style-name="P25"><text:span text:style-name="Internet_20_link"><text:span text:style-name="T12">&gt;&gt; Unknown command</text:span></text:span></text:p>
      <text:p text:style-name="P25"><text:span text:style-name="Internet_20_link"><text:span text:style-name="T12">&lt;&lt; create 43</text:span></text:span></text:p>
      <text:p text:style-name="P25"><text:span text:style-name="Internet_20_link"><text:span text:style-name="T12">&gt;&gt; Address number 2</text:span></text:span></text:p>
      <text:p text:style-name="P25"><text:span text:style-name="Internet_20_link"><text:span text:style-name="T12">&gt;&gt; Address: 43.43.43.43</text:span></text:span></text:p>
      <text:p text:style-name="P25"><text:span text:style-name="Internet_20_link"><text:span text:style-name="T12">&lt;&lt; compare &gt; 1 2</text:span></text:span></text:p>
      <text:p text:style-name="P25"><text:span text:style-name="Internet_20_link"><text:span text:style-name="T12">&gt;&gt; 1 2 &gt; false</text:span></text:span></text:p>
      <text:p text:style-name="P25"><text:span text:style-name="Internet_20_link"><text:span text:style-name="T12">&lt;&lt; compare + 1 2</text:span></text:span></text:p>
      <text:p text:style-name="P25"><text:span text:style-name="Internet_20_link"><text:span text:style-name="T12">&gt;&gt; Incorrect parameters</text:span></text:span></text:p>
      <text:p text:style-name="P25"><text:span text:style-name="Internet_20_link"><text:span text:style-name="T12">&lt;&lt; operation &gt; 2 1</text:span></text:span></text:p>
      <text:p text:style-name="P25"><text:span text:style-name="Internet_20_link"><text:span text:style-name="T12">&gt;&gt; Incorrect parameters</text:span></text:span></text:p>
      <text:p text:style-name="P25"><text:span text:style-name="Internet_20_link"><text:span text:style-name="T12">&lt;&lt; operation - 2 4</text:span></text:span></text:p>
      <text:p text:style-name="P25"><text:span text:style-name="Internet_20_link"><text:span text:style-name="T12">&gt;&gt; Incorrect parameters</text:span></text:span></text:p>
      <text:p text:style-name="P25"><text:span text:style-name="Internet_20_link"><text:span text:style-name="T12">&lt;&lt; create 0.0.0.0</text:span></text:span></text:p>
      <text:p text:style-name="P25"><text:span text:style-name="Internet_20_link"><text:span text:style-name="T12">&gt;&gt; Address number 3</text:span></text:span></text:p>
      <text:p text:style-name="P25"><text:span text:style-name="Internet_20_link"><text:span text:style-name="T12">&gt;&gt; Address: 0.0.0.0</text:span></text:span></text:p>
      <text:p text:style-name="P25"><text:span text:style-name="Internet_20_link"><text:span text:style-name="T12">&lt;&lt; create -1.-1.-1.-1</text:span></text:span></text:p>
      <text:p text:style-name="P25"><text:span text:style-name="Internet_20_link"><text:span text:style-name="T12">&gt;&gt; Address number 4</text:span></text:span></text:p>
      <text:p text:style-name="P25"><text:span text:style-name="Internet_20_link"><text:span text:style-name="T12">&gt;&gt; Address: 255.255.255.255</text:span></text:span></text:p>
      <text:p text:style-name="P25"><text:span text:style-name="Internet_20_link"><text:span text:style-name="T12">&lt;&lt; operation - 3 4</text:span></text:span></text:p>
      <text:p text:style-name="P25"><text:span text:style-name="Internet_20_link"><text:span text:style-name="T12">&gt;&gt; 3 - 4</text:span></text:span></text:p>
      <text:p text:style-name="P25"><text:span text:style-name="Internet_20_link"><text:span text:style-name="T12">&gt;&gt; 0.0.0.0</text:span></text:span></text:p>
      <text:p text:style-name="P25"><text:span text:style-name="Internet_20_link"><text:span text:style-name="T12">&lt;&lt; create 5</text:span></text:span></text:p>
      <text:p text:style-name="P25"><text:span text:style-name="Internet_20_link"><text:span text:style-name="T12">&gt;&gt; Address number 5</text:span></text:span></text:p>
      <text:p text:style-name="P25"><text:span text:style-name="Internet_20_link"><text:span text:style-name="T12">&gt;&gt; Address: 5.5.5.5</text:span></text:span></text:p>
      <text:p text:style-name="P25"><text:span text:style-name="Internet_20_link"><text:span text:style-name="T12">&lt;&lt; operation + 1 2 3 4 5</text:span></text:span></text:p>
      <text:p text:style-name="P25"><text:span text:style-name="Internet_20_link"><text:span text:style-name="T12">&gt;&gt; 1 + 2</text:span></text:span></text:p>
      <text:p text:style-name="P25"><text:span text:style-name="Internet_20_link"><text:span text:style-name="T12">&gt;&gt; 44.44.44.44</text:span></text:span></text:p>
      <text:p text:style-name="P25"><text:span text:style-name="Internet_20_link"><text:span text:style-name="T12">&gt;&gt; Unknown command</text:span></text:span></text:p>
      <text:p text:style-name="P25"><text:span text:style-name="Internet_20_link"><text:span text:style-name="T12">&lt;&lt; create 5</text:span></text:span></text:p>
      <text:p text:style-name="P25"><text:span text:style-name="Internet_20_link"><text:span text:style-name="T12">&gt;&gt; Address number 6</text:span></text:span></text:p>
      <text:p text:style-name="P25"><text:span text:style-name="Internet_20_link"><text:span text:style-name="T12">&gt;&gt; Address: 5.5.5.5</text:span></text:span></text:p>
      <text:p text:style-name="P25"><text:span text:style-name="Internet_20_link"><text:span text:style-name="T12">&lt;&lt; compare = 5 6</text:span></text:span></text:p>
      <text:p text:style-name="P25"><text:span text:style-name="Internet_20_link"><text:span text:style-name="T12">&gt;&gt; 5 6 = true</text:span></text:span></text:p>
      <text:p text:style-name="P24"><text:span text:style-name="Internet_20_link"/></text:p>
      <text:p text:style-name="P24"><text:span text:style-name="Internet_20_link"/></text:p>
      <text:p text:style-name="P24"><text:span text:style-name="Internet_20_link"/></text:p>
      <text:p text:style-name="P24"><text:span text:style-name="Internet_20_link"/></text:p>
      <text:p text:style-name="P37"><text:span text:style-name="Internet_20_link"/></text:p>
      <text:p text:style-name="P37"><text:span text:style-name="Internet_20_link"/></text:p>
      <text:p text:style-name="P24"><text:span text:style-name="Internet_20_link"/></text:p>
      <text:p text:style-name="P24"><text:span text:style-name="Internet_20_link"/></text:p>
      <text:p text:style-name="P3"><text:soft-page-break/><text:span text:style-name="Internet_20_link"><text:span text:style-name="T7">4. </text:span></text:span><text:span text:style-name="Internet_20_link"><text:span text:style-name="T8">Объяснение результатов программы</text:span></text:span></text:p>
      <text:p text:style-name="P14"><text:span text:style-name="Internet_20_link"/></text:p>
      <text:p text:style-name="P2"><text:span text:style-name="Internet_20_link"><text:span text:style-name="T11"><text:tab/>Данная программа создает класс IPv4Address для работы с IP адресами. Класс состоит из четырех октетов типа unsigned char p1, p2, p3, p4.<text:line-break/><text:line-break/><text:tab/>В программе реализованы следующие операции:<text:line-break/></text:span></text:span></text:p>
      <text:p text:style-name="P2"><text:span text:style-name="Internet_20_link"><text:span text:style-name="T11">1. Сложение и вычитание</text:span></text:span></text:p>
      <text:p text:style-name="P2"><text:span text:style-name="Internet_20_link"><text:span text:style-name="T11">2. Сравнение на больше/меньше/равно</text:span></text:span></text:p>
      <text:p text:style-name="P2"><text:span text:style-name="Internet_20_link"><text:span text:style-name="T11">3. Принадлежность адреса к подсети по адресу подсети и битовой маске подсети.</text:span></text:span></text:p>
      <text:p text:style-name="P19"><text:span text:style-name="Internet_20_link"/></text:p>
      <text:p text:style-name="P2"><text:span text:style-name="Internet_20_link"><text:span text:style-name="T11">Для более удобной работы с программой создано меню, которое высвечивается при открытии, а далее при надобности вызывается функцией „help“:</text:span></text:span></text:p>
      <text:p text:style-name="P2"><text:span text:style-name="Internet_20_link"><text:span text:style-name="T11">'create' <text:s text:c="20"/>- Create IpAddress</text:span></text:span></text:p>
      <text:p text:style-name="P2"><text:span text:style-name="Internet_20_link"><text:span text:style-name="T11">'operation +/-' <text:s text:c="9"/>- Perform + or -</text:span></text:span></text:p>
      <text:p text:style-name="P2"><text:span text:style-name="Internet_20_link"><text:span text:style-name="T11">'compare =/&gt;/&lt;' <text:s text:c="6"/>- Perform = or &gt; or &lt;</text:span></text:span></text:p>
      <text:p text:style-name="P2"><text:span text:style-name="Internet_20_link"><text:span text:style-name="T11">'check_subnet' <text:s text:c="8"/>- Check subnet</text:span></text:span></text:p>
      <text:p text:style-name="P2"><text:span text:style-name="Internet_20_link"><text:span text:style-name="T11">'exit' <text:s text:c="24"/>- Exit</text:span></text:span></text:p>
      <text:p text:style-name="P2"><text:span text:style-name="Internet_20_link"><text:span text:style-name="T11">'help' <text:s text:c="23"/>- Help</text:span></text:span></text:p>
      <text:p text:style-name="P13"><text:span text:style-name="Internet_20_link"/></text:p>
      <text:p text:style-name="P2"><text:span text:style-name="Internet_20_link"><text:span text:style-name="T11">create p1.p2.p3.p4 <text:s/>создает Ip адрес a, затем можно создать так же адрес b;</text:span></text:span></text:p>
      <text:p text:style-name="P2"><text:span text:style-name="Internet_20_link"><text:span text:style-name="T11">operation + a b выполняет функцию сложения с созданными адресами a и b;</text:span></text:span></text:p>
      <text:p text:style-name="P2"><text:span text:style-name="Internet_20_link"><text:span text:style-name="T11">operation - a b выполняет функцию вычитания с созданными адресами a и b</text:span></text:span></text:p>
      <text:p text:style-name="P2"><text:span text:style-name="Internet_20_link"><text:span text:style-name="T11">compare = a b сравнивает на равенство адреса a и b;</text:span></text:span></text:p>
      <text:p text:style-name="P2"><text:span text:style-name="Internet_20_link"><text:span text:style-name="T11">compare &gt; a b сравнивает на знак больше адреса a и b;</text:span></text:span></text:p>
      <text:p text:style-name="P2"><text:span text:style-name="Internet_20_link"><text:span text:style-name="T11">compare &lt; a b сравнивает на знак меньше адреса a и b;</text:span></text:span></text:p>
      <text:p text:style-name="P2"><text:span text:style-name="Internet_20_link"><text:span text:style-name="T11">check_subnet <text:s text:c="2"/>a <text:s text:c="2"/>q.w.e.r <text:s text:c="2"/>t.y.u.i <text:s/>проверяется принадлежность существующего адреса a к подести по введенному адресу подести q.w.e.r <text:s/>и введенной битовой маске подсети t.y.u.i</text:span></text:span></text:p>
      <text:p text:style-name="P2"><text:span text:style-name="Internet_20_link"><text:span text:style-name="T11">help вызывает меню с доступными функциями</text:span></text:span></text:p>
      <text:p text:style-name="P2"><text:span text:style-name="Internet_20_link"><text:span text:style-name="T11">exit завершает работу программы</text:span></text:span></text:p>
      <text:p text:style-name="P19"><text:span text:style-name="Internet_20_link"/></text:p>
      <text:p text:style-name="P13"><text:span text:style-name="Internet_20_link"/></text:p>
      <text:p text:style-name="P13"><text:span text:style-name="Internet_20_link"/></text:p>
      <text:p text:style-name="P3"><text:span text:style-name="Internet_20_link"><text:span text:style-name="T8">5. Вывод.</text:span></text:span></text:p>
      <text:p text:style-name="P20"><text:span text:style-name="Internet_20_link"/></text:p>
      <text:p text:style-name="P21"/>
      <text:p text:style-name="P27"><text:span text:style-name="Internet_20_link"><text:span text:style-name="T11">Благодаря перегрузке логических операторов программист, который будет использовать данный класс, получает более гибкое и простое управление над экземплярами класса, а благодаря литералам пользователь в одной строке может задать параметры экземпляра и начать работу с ним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Calibri" style:font-size-asian="10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false" style:font-name-asian="Calibri" style:font-size-asian="10pt" style:language-asian="en" style:country-asian="US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font-size="22pt" fo:font-weight="bold" style:font-name-asian="Calibri" style:font-family-asian="Calibri" style:font-family-generic-asian="system" style:font-pitch-asian="variable" style:font-size-asian="22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Calibri" style:font-family-asian="Calibri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/>
      <style:text-properties style:language-asian="ru" style:country-asian="RU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всёКурс" style:family="paragraph" style:parent-style-name="Standard" style:default-outline-level="">
      <style:paragraph-properties fo:orphans="0" fo:widows="0" fo:hyphenation-ladder-count="no-limit"/>
      <style:text-properties style:font-name="Arial" fo:font-family="Arial" style:font-family-generic="roman" style:font-pitch="variable" style:letter-kerning="true" style:font-name-asian="Arial Unicode MS" style:font-family-asian="'Arial Unicode MS'" style:font-family-generic-asian="system" style:font-pitch-asian="variable" style:language-asian="hi" style:country-asian="IN" style:font-name-complex="Arial1" style:font-family-complex="Arial" style:font-family-generic-complex="system" style:font-pitch-complex="variable" style:language-complex="hi" style:country-complex="IN" style:font-weight-complex="bold" fo:hyphenate="false" fo:hyphenation-remain-char-count="2" fo:hyphenation-push-char-count="2"/>
    </style:style>
    <style:style style:name="ВажноКурс" style:family="paragraph" style:parent-style-name="Standard" style:default-outline-level="">
      <style:paragraph-properties fo:orphans="0" fo:widows="0" fo:hyphenation-ladder-count="no-limit"/>
      <style:text-properties style:font-name="Arial" fo:font-family="Arial" style:font-family-generic="roman" style:font-pitch="variable" fo:font-weight="bold" style:letter-kerning="true" style:font-name-asian="Arial Unicode MS" style:font-family-asian="'Arial Unicode MS'" style:font-family-generic-asian="system" style:font-pitch-asian="variable" style:language-asian="hi" style:country-asian="IN" style:font-weight-asian="bold" style:font-name-complex="Arial1" style:font-family-complex="Arial" style:font-family-generic-complex="system" style:font-pitch-complex="variable" style:language-complex="hi" style:country-complex="IN" fo:hyphenate="false" fo:hyphenation-remain-char-count="2" fo:hyphenation-push-char-count="2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" style:font-family-asian="Calibri" style:font-family-generic-asian="system" style:font-pitch-asian="variable" style:font-size-asian="28pt" style:language-asian="ru" style:country-asian="RU" style:font-name-complex="Times New Roman1" style:font-family-complex="'Times New Roman'" style:font-family-generic-complex="system" style:font-pitch-complex="variable" style:font-size-complex="2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font-size="22pt" fo:font-weight="bold" style:font-name-asian="Calibri" style:font-family-asian="Calibri" style:font-family-generic-asian="system" style:font-pitch-asian="variable" style:font-size-asian="22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всёКурс_20_Знак" style:display-name="всёКурс Знак" style:family="text">
      <style:text-properties style:font-name="Arial" fo:font-family="Arial" style:font-family-generic="roman" style:font-pitch="variable" style:letter-kerning="true" style:font-name-asian="Arial Unicode MS" style:font-family-asian="'Arial Unicode MS'" style:font-family-generic-asian="system" style:font-pitch-asian="variable" style:language-asian="hi" style:country-asian="IN" style:font-name-complex="Arial1" style:font-family-complex="Arial" style:font-family-generic-complex="system" style:font-pitch-complex="variable" style:language-complex="hi" style:country-complex="IN" style:font-weight-complex="bold"/>
    </style:style>
    <style:style style:name="ВажноКурс_20_Знак" style:display-name="ВажноКурс Знак" style:family="text">
      <style:text-properties style:font-name="Arial" fo:font-family="Arial" style:font-family-generic="roman" style:font-pitch="variable" fo:font-weight="bold" style:letter-kerning="true" style:font-name-asian="Arial Unicode MS" style:font-family-asian="'Arial Unicode MS'" style:font-family-generic-asian="system" style:font-pitch-asian="variable" style:language-asian="hi" style:country-asian="IN" style:font-weight-asian="bold" style:font-name-complex="Arial1" style:font-family-complex="Arial" style:font-family-generic-complex="system" style:font-pitch-complex="variable" style:language-complex="hi" style:country-complex="IN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2_20_Знак" style:display-name="Заголовок 2 Знак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fo:color="#1f4d78" style:font-name="Calibri Light" fo:font-family="'Calibri Light'" style:font-family-generic="roman" style:font-pitch="variable"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>
      <style:text-properties fo:language="en" fo:country="US"/>
    </style:style>
    <style:style style:name="Index_20_Link" style:display-name="Index Link" style:family="text"/>
    <style:style style:name="ListLabel_20_30" style:display-name="ListLabel 30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Symbol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Wingdings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Wingdings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Wingdings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Wingdings" style:font-family-complex="Wingdings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fo:language="en" fo:country="US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fo:color="#000000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ListLabel_20_60" style:display-name="ListLabel 60" style:family="text">
      <style:text-properties fo:color="#000000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ListLabel_20_61" style:display-name="ListLabel 61" style:family="text">
      <style:text-properties fo:color="#000000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ListLabel_20_62" style:display-name="ListLabel 62" style:family="text">
      <style:text-properties fo:color="#000000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ListLabel_20_63" style:display-name="ListLabel 63" style:family="text">
      <style:text-properties fo:color="#000000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ListLabel_20_64" style:display-name="ListLabel 64" style:family="text">
      <style:text-properties fo:color="#000000" style:font-name="Times New Roman" fo:font-family="'Times New Roman'" style:font-family-generic="roman" style:font-pitch="variable" fo:font-size="14pt" fo:language="en" fo:country="US" style:text-underline-style="none" fo:font-weight="normal" style:font-size-asian="14pt" style:font-weight-asian="normal" style:font-size-complex="14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49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  <text:p text:style-name="Footer"/>
      </style:footer>
    </style:master-page>
    <style:master-page style:name="First_20_Page" style:display-name="First Page" style:page-layout-name="Mpm1" style:next-style-name="Standard">
      <style:footer>
        <text:p text:style-name="MP1">Москва</text:p>
        <text:p text:style-name="MP1">201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3:20:00</meta:creation-date>
    <meta:initial-creator>Павел Милько</meta:initial-creator>
    <dc:language>ru-RU</dc:language>
    <dc:date>2019-12-09T15:06:41.186930972</dc:date>
    <meta:editing-cycles>26</meta:editing-cycles>
    <meta:editing-duration>PT7H21M37S</meta:editing-duration>
    <meta:generator>LibreOffice/6.0.7.3$Linux_X86_64 LibreOffice_project/00m0$Build-3</meta:generator>
    <meta:document-statistic meta:table-count="1" meta:image-count="0" meta:object-count="0" meta:page-count="10" meta:paragraph-count="353" meta:word-count="1625" meta:character-count="12067" meta:non-whitespace-character-count="923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